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942" officeooo:paragraph-rsid="0011794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mnos(<text:span text:style-name="T1">DNI, </text:span><text:span text:style-name="T2">nombre_alum, fecha-nac, direcion, provincia, beca</text:span>)</text:p>
      <text:p text:style-name="P1"/>
      <text:p text:style-name="P1">asignaturas(<text:span text:style-name="T1">cod-asig</text:span><text:span text:style-name="T2">, nom-asig, creditos, carácter, curso</text:span>)</text:p>
      <text:p text:style-name="P1"/>
      <text:p text:style-name="P1">profesores(<text:span text:style-name="T1">nrp</text:span><text:span text:style-name="T2">, nom-prof, categoria, area, </text:span><text:span text:style-name="T1">cod-dep</text:span>)</text:p>
      <text:p text:style-name="P1"/>
      <text:p text:style-name="P1">departamentos(<text:span text:style-name="T1">cod-dep</text:span><text:span text:style-name="T2"> , </text:span>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8:51:44.528000000</meta:creation-date>
    <dc:date>2018-04-05T10:31:03.455000000</dc:date>
    <meta:editing-duration>PT1M39S</meta:editing-duration>
    <meta:editing-cycles>1</meta:editing-cycles>
    <meta:document-statistic meta:table-count="0" meta:image-count="0" meta:object-count="0" meta:page-count="1" meta:paragraph-count="4" meta:word-count="19" meta:character-count="197" meta:non-whitespace-character-count="182"/>
    <meta:generator>LibreOffice/5.4.4.2$Windows_X86_64 LibreOffice_project/2524958677847fb3bb44820e40380acbe820f960</meta:generator>
  </office:meta>
</office:document-meta>
</file>